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910000021DB70E399911EFAB0A.png" manifest:media-type="image/png"/>
  <manifest:file-entry manifest:full-path="Pictures/1000000000000780000004388847733ED2C9088C.jpg" manifest:media-type="image/jpeg"/>
  <manifest:file-entry manifest:full-path="Pictures/100000000000029C0000011FC9A52A6705847917.png" manifest:media-type="image/png"/>
  <manifest:file-entry manifest:full-path="Pictures/100000000000029E00000187C38F8D6225B5F66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Light" svg:font-family="'Noto Sans CJK TC Light'" style:font-family-generic="swiss"/>
    <style:font-face style:name="Courier 10 Pitch" svg:font-family="'Courier 10 Pitch'" style:font-pitch="fixed"/>
    <style:font-face style:name="Noto Mono" svg:font-family="'Noto Mono'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TC Light1" svg:font-family="'Noto Sans CJK TC Light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02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6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title">
      <style:graphic-properties fo:min-height="2.572cm"/>
    </style:style>
    <style:style style:name="pr6" style:family="presentation" style:parent-style-name="默认-notes">
      <style:graphic-properties draw:fill-color="#ffffff" fo:min-height="13.364cm"/>
    </style:style>
    <style:style style:name="P1" style:family="paragraph">
      <loext:graphic-properties draw:fill-color="#ffffff"/>
      <style:text-properties style:font-name="Courier 10 Pitch" style:font-name-asian="Courier 10 Pitch" style:font-size-asian="32pt"/>
    </style:style>
    <style:style style:name="P2" style:family="paragraph">
      <loext:graphic-properties draw:fill-color="#ffffff"/>
    </style:style>
    <style:style style:name="P3" style:family="paragraph">
      <style:paragraph-properties fo:margin-top="0.4cm" fo:margin-bottom="0cm"/>
    </style:style>
    <style:style style:name="P4" style:family="paragraph">
      <style:paragraph-properties fo:text-align="center"/>
    </style:style>
    <style:style style:name="P5" style:family="paragraph">
      <style:text-properties style:font-name="Noto Mono" fo:font-size="22pt" style:font-name-asian="Noto Mono" style:font-size-asian="22pt" style:font-size-complex="22pt"/>
    </style:style>
    <style:style style:name="P6" style:family="paragraph">
      <loext:graphic-properties draw:fill="none" draw:fill-color="#ffffff"/>
      <style:text-properties style:font-name="Noto Mono" fo:font-size="22pt" style:font-name-asian="Noto Mono" style:font-size-asian="22pt" style:font-size-complex="22pt"/>
    </style:style>
    <style:style style:name="P7" style:family="paragraph">
      <style:paragraph-properties fo:margin-top="0.2cm" fo:margin-bottom="0cm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style:font-name="Courier 10 Pitch"/>
    </style:style>
    <style:style style:name="T1" style:family="text">
      <style:text-properties style:font-name="Courier 10 Pitch" style:font-name-asian="Courier 10 Pitch" style:font-size-asian="32pt"/>
    </style:style>
    <style:style style:name="T2" style:family="text">
      <style:text-properties style:font-name="Noto Mono" fo:font-size="22pt" style:font-name-asian="Noto Mono" style:font-size-asian="22pt" style:font-size-complex="2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<text:span text:style-name="T1">第</text:span><text:span text:style-name="T1">15</text:span><text:span text:style-name="T1">讲 </text:span><text:span text:style-name="T1">Linux C</text:span><text:span text:style-name="T1">编程基础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搭建C开发环境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如果你还没有搭建C环境，则需要安装gcc：</text:p>
                <text:p text:style-name="P3">sudo apt install gc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编写C程序：程序的参数</text:p>
          </draw:text-box>
        </draw:frame>
        <draw:frame draw:style-name="gr2" draw:text-style-name="P4" draw:layer="layout" svg:width="17.4cm" svg:height="10.154cm" svg:x="1.6cm" svg:y="3.4cm" presentation:class="graphic" presentation:user-transformed="true">
          <draw:image xlink:href="Pictures/100000000000029E00000187C38F8D6225B5F664.png" xlink:type="simple" xlink:show="embed" xlink:actuate="onLoad">
            <text:p/>
          </draw:image>
        </draw:frame>
        <draw:frame draw:style-name="gr3" draw:text-style-name="P6" draw:layer="layout" svg:width="7.8cm" svg:height="10.272cm" svg:x="19.2cm" svg:y="3.6cm">
          <draw:text-box>
            <text:list text:style-name="L1">
              <text:list-item>
                <text:p text:style-name="P5"><text:span text:style-name="T2">根据</text:span><text:span text:style-name="T2">argc</text:span><text:span text:style-name="T2">输出每个参数，参数是通过</text:span><text:span text:style-name="T2">argv</text:span><text:span text:style-name="T2">传递的。</text:span></text:p>
              </text:list-item>
            </text:list>
            <text:p text:style-name="P5"><text:span text:style-name="T2"/></text:p>
            <text:list text:continue-numbering="true" text:style-name="L1">
              <text:list-item>
                <text:p text:style-name="P5"><text:span text:style-name="T2">argc</text:span><text:span text:style-name="T2">是参数的个数，最小为</text:span><text:span text:style-name="T2">1</text:span><text:span text:style-name="T2">，因为</text:span><text:span text:style-name="T2">argv[0]</text:span><text:span text:style-name="T2">永远都是程序的名称。</text:span></text:p>
              </text:list-item>
            </text:list>
            <text:p text:style-name="P5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通过参数控制程序行为</text:p>
          </draw:text-box>
        </draw:frame>
        <draw:frame presentation:style-name="pr4" draw:text-style-name="P7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7">实现简单的echo，并通过-r控制可以反转输出字符串。</text:p>
              </text:list-item>
              <text:list-item>
                <text:p text:style-name="P7">示例代码参考源代码文件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程序的返回值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程序最后的返回值为0表示正确。</text:p>
              </text:list-item>
              <text:list-item>
                <text:p>非0值表示程序出错。</text:p>
              </text:list-item>
              <text:list-item>
                <text:p>可以在shell中使用if-else关键字验证。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>
          <draw:text-box>
            <text:p>验证返回值的脚本</text:p>
          </draw:text-box>
        </draw:frame>
        <draw:frame draw:style-name="gr2" draw:text-style-name="P4" draw:layer="layout" svg:width="15cm" svg:height="12.352cm" svg:x="1.4cm" svg:y="3.066cm" presentation:class="graphic" presentation:user-transformed="true">
          <draw:image xlink:href="Pictures/10000000000002910000021DB70E399911EFAB0A.png" xlink:type="simple" xlink:show="embed" xlink:actuate="onLoad">
            <text:p/>
          </draw:image>
        </draw:frame>
        <draw:frame draw:style-name="gr4" draw:text-style-name="P8" draw:layer="layout" svg:width="9.6cm" svg:height="6.926cm" svg:x="17cm" svg:y="3.4cm">
          <draw:text-box>
            <text:list text:style-name="L1">
              <text:list-item>
                <text:p><text:span text:style-name="T3">验证脚本和编译程序在同一目录。</text:span></text:p>
              </text:list-item>
            </text:list>
            <text:p><text:span text:style-name="T3"/></text:p>
            <text:list text:continue-numbering="true" text:style-name="L1">
              <text:list-item>
                <text:p><text:span text:style-name="T3">在此目录有</text:span><text:span text:style-name="T3">bin</text:span><text:span text:style-name="T3">目录，编译好的程序都放在</text:span><text:span text:style-name="T3">bin</text:span><text:span text:style-name="T3">。</text:span>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系统调用入门</text:p>
          </draw:text-box>
        </draw:frame>
        <draw:frame presentation:style-name="pr4" draw:text-style-name="P9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 text:style-name="P9"><text:span text:style-name="T4">Linux</text:span><text:span text:style-name="T4">系统内核要和硬件设备通信，统一协调和管理硬件资源。并提供了</text:span><text:span text:style-name="T4">API</text:span><text:span text:style-name="T4">给程序调用。</text:span></text:p>
              </text:list-item>
              <text:list-item>
                <text:p text:style-name="P9"><text:span text:style-name="T4">在此基础上，</text:span><text:span text:style-name="T4">glibc</text:span><text:span text:style-name="T4">又进行了一层封装，让内核接口更易于使用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>
          <draw:text-box>
            <text:p>系统联机文档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在Linux/Unix上，通过man可以直接查看库函数，系统调用的参考手册。</text:p>
              </text:list-item>
              <text:list-item>
                <text:p>第2章节是系统调用参考手册。</text:p>
              </text:list-item>
              <text:list-item>
                <text:p>第3章节是库函数手册。</text:p>
              </text:list-item>
              <text:list-item>
                <text:p>使用man -k [关键词]可以搜索相关文档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获取自己的PID</text:p>
          </draw:text-box>
        </draw:frame>
        <draw:frame draw:style-name="gr2" draw:text-style-name="P4" draw:layer="layout" svg:width="21.704cm" svg:height="9.325cm" svg:x="1.6cm" svg:y="3.275cm" presentation:class="graphic" presentation:user-transformed="true">
          <draw:image xlink:href="Pictures/100000000000029C0000011FC9A52A6705847917.png" xlink:type="simple" xlink:show="embed" xlink:actuate="onLoad">
            <text:p/>
          </draw:image>
        </draw:frame>
        <draw:frame draw:style-name="gr5" draw:text-style-name="P11" draw:layer="layout" svg:width="20cm" svg:height="1.61cm" svg:x="2cm" svg:y="13.2cm">
          <draw:text-box>
            <text:p text:style-name="P10"><text:span text:style-name="T5">getpid</text:span><text:span text:style-name="T5">调用可以获取进程自己的</text:span><text:span text:style-name="T5">PID</text:span><text:span text:style-name="T5">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获取父进程的PID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2">类似的，使用getppid可以获取父进程PID。</text:p>
              </text:list-item>
              <text:list-item>
                <text:p text:style-name="P12">同样的，getppid没有参数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创建子进程</text:p>
          </draw:text-box>
        </draw:frame>
        <draw:frame presentation:style-name="pr4" draw:text-style-name="P13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 text:style-name="P13">进程控制是一个比较麻烦的工作，要管理进程就要先创建。这里先了解如何创建子进程。</text:p>
              </text:list-item>
              <text:list-item>
                <text:p text:style-name="P13">Linux/Unix提供了系统调用fork用于创建子进程。</text:p>
              </text:list-item>
              <text:list-item>
                <text:p text:style-name="P13">fork没有参数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理解fork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fork的返回值在父进程和子进程中不同，父进程中返回子进程的PID，子进程中返回0。</text:p>
              </text:list-item>
              <text:list-item>
                <text:p>父进程和子进程都继续执行fork之后的代码。</text:p>
              </text:list-item>
              <text:list-item>
                <text:p>如果失败，fork调用返回-1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>
          <draw:text-box>
            <text:p>理解for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根据fork返回值的不同，可以控制父进程和子进程执行不同的代码。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Light" svg:font-family="'Noto Sans CJK TC Light'" style:font-family-generic="swiss"/>
    <style:font-face style:name="Courier 10 Pitch" svg:font-family="'Courier 10 Pitch'" style:font-pitch="fixed"/>
    <style:font-face style:name="Noto Mono" svg:font-family="'Noto Mono'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TC Light1" svg:font-family="'Noto Sans CJK TC Light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22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  <style:text-properties style:font-name="Noto Sans CJK TC Light1" fo:font-size="10.5pt" style:font-name-asian="Noto Sans CJK TC Light1" style:font-size-asian="10.5pt" style:font-size-complex="10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CJK TC Light" fo:font-size="10pt" style:font-name-asian="Noto Sans CJK TC Light" style:font-size-asian="10pt" style:font-name-complex="Noto Sans CJK TC Light" style:font-size-complex="10pt"/>
    </style:style>
    <style:style style:name="MT3" style:family="text">
      <style:text-properties style:font-name="Noto Sans CJK TC Light1" fo:font-size="10pt" style:font-name-asian="Noto Sans CJK TC Light1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8" draw:layer="backgroundobjects" svg:width="7.2cm" svg:height="0.772cm" svg:x="20.6cm" svg:y="0.155cm">
        <draw:text-box>
          <text:p text:style-name="MP7"><text:span text:style-name="MT2">©</text:span><text:span text:style-name="MT3">河北师范大学 <text:s/>软件学院</text:span><text:span text:style-name="MT3">[1146040444]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19-05-05T14:11:46.810181417</dc:date>
    <meta:editing-duration>PT12H23M58S</meta:editing-duration>
    <meta:editing-cycles>134</meta:editing-cycles>
    <meta:generator>LibreOffice/6.0.7.3$Linux_X86_64 LibreOffice_project/00m0$Build-3</meta:generator>
    <meta:document-statistic meta:object-count="77"/>
  </office:meta>
</office:document-meta>
</file>